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36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na které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kteří kouzelný svitek hlídali,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více kouzelné many</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Stav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Stav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A teď leť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0">00.00.0000</text:date>, <text:time style:data-style-name="N2" text:time-value="17:40:38.01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3-10T17:41:12.378000000</dc:date>
    <meta:editing-duration>PT20H53M23S</meta:editing-duration>
    <meta:editing-cycles>39</meta:editing-cycles>
    <meta:document-statistic meta:table-count="1" meta:cell-count="1531" meta:object-count="0"/>
  </office:meta>
</office:document-meta>
</file>